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ProcessingInstructionHandler.s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ProcessingInstructionHandler.MappingProcessingInstructionHandler( XmlComm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ProcessingInstructionHandle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ingProcessingInstructionHandler.set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